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763A63D0BF79405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902cm" fo:min-width="0.6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1.6cm" fo:min-width="0.847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1.205cm" fo:min-width="0.847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solid" draw:fill-color="#ffffff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0.611cm" svg:y="6.009cm">
          <draw:image xlink:href="Pictures/1000000000000FC000000BD0763A63D0BF794054.jpg" xlink:type="simple" xlink:show="embed" xlink:actuate="onLoad" loext:mime-type="image/jpeg">
            <text:p/>
          </draw:image>
        </draw:frame>
        <draw:custom-shape draw:style-name="gr2" draw:text-style-name="P2" draw:layer="layout" svg:width="1.2cm" svg:height="1.204cm" draw:transform="skewX (-0.00715584993317675) rotate (-0.00680678408277771) translate (8.199cm 13.688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cm" svg:height="1.1cm" svg:x="4.7cm" svg:y="13.7cm">
          <draw:text-box>
            <text:p text:style-name="P3">Status LED</text:p>
          </draw:text-box>
        </draw:frame>
        <draw:custom-shape draw:style-name="gr4" draw:text-style-name="P2" draw:layer="layout" svg:width="1.399cm" svg:height="1.902cm" draw:transform="skewX (-0.00715584993317675) rotate (-0.00680678408277771) translate (12.6cm 16.488cm)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cm" svg:height="1.1cm" svg:x="11.6cm" svg:y="18.7cm">
          <draw:text-box>
            <text:p text:style-name="P3">7 segment</text:p>
          </draw:text-box>
        </draw:frame>
        <draw:custom-shape draw:style-name="gr5" draw:text-style-name="P2" draw:layer="layout" svg:width="1.399cm" svg:height="1.507cm" draw:transform="skewX (-0.00715584993317675) rotate (-0.00680678408277771) translate (11.2cm 11.588cm)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2cm" svg:height="1cm" svg:x="9.8cm" svg:y="10.4cm">
          <draw:text-box>
            <text:p text:style-name="P3">HC DIP switch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9:12:04.105878807</meta:creation-date>
    <dc:date>2021-10-12T19:17:20.121000981</dc:date>
    <meta:editing-duration>PT5M16S</meta:editing-duration>
    <meta:editing-cycles>1</meta:editing-cycles>
    <meta:document-statistic meta:object-count="7"/>
    <meta:generator>LibreOffice/6.4.7.2$Linux_X86_64 LibreOffice_project/40$Build-2</meta:generator>
  </office:meta>
</office:document-meta>
</file>